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loext:graphic-properties draw:fill-image-width="0cm" draw:fill-image-height="0cm"/>
      <style:paragraph-properties fo:line-height="100%" fo:text-align="end" style:justify-single-word="false" style:page-number="auto" style:shadow="none"/>
      <style:text-properties style:font-name="Calibri" officeooo:rsid="0018d9e9" officeooo:paragraph-rsid="0018d9e9"/>
    </style:style>
    <style:style style:name="P2" style:family="paragraph" style:parent-style-name="Standard">
      <loext:graphic-properties draw:fill-image-width="0cm" draw:fill-image-height="0cm"/>
      <style:paragraph-properties fo:line-height="100%" fo:text-align="end" style:justify-single-word="false" style:shadow="none"/>
      <style:text-properties style:font-name="Calibri" officeooo:rsid="0018d9e9" officeooo:paragraph-rsid="0018d9e9"/>
    </style:style>
    <style:style style:name="P3" style:family="paragraph" style:parent-style-name="Standard">
      <loext:graphic-properties draw:fill-image-width="0cm" draw:fill-image-height="0cm"/>
      <style:paragraph-properties fo:line-height="100%" style:shadow="none"/>
      <style:text-properties style:font-name="Calibri" fo:font-weight="bold" officeooo:rsid="0018d9e9" officeooo:paragraph-rsid="0018d9e9" style:font-weight-asian="bold" style:font-weight-complex="bold"/>
    </style:style>
    <style:style style:name="P4" style:family="paragraph" style:parent-style-name="Standard">
      <loext:graphic-properties draw:fill-image-width="0cm" draw:fill-image-height="0cm"/>
      <style:paragraph-properties fo:line-height="100%" style:shadow="none"/>
      <style:text-properties style:font-name="Calibri" officeooo:rsid="00192162" officeooo:paragraph-rsid="0018d9e9"/>
    </style:style>
    <style:style style:name="P5" style:family="paragraph" style:parent-style-name="Standard">
      <loext:graphic-properties draw:fill-image-width="0cm" draw:fill-image-height="0cm"/>
      <style:paragraph-properties fo:line-height="100%" style:shadow="none"/>
      <style:text-properties style:font-name="Calibri" style:text-underline-style="none" officeooo:rsid="00279130" officeooo:paragraph-rsid="00279130"/>
    </style:style>
    <style:style style:name="P6" style:family="paragraph" style:parent-style-name="Standard">
      <loext:graphic-properties draw:fill-image-width="0cm" draw:fill-image-height="0cm"/>
      <style:paragraph-properties fo:line-height="100%" style:shadow="none"/>
      <style:text-properties style:font-name="Calibri" style:text-underline-style="none" officeooo:rsid="00279130" officeooo:paragraph-rsid="002afe63"/>
    </style:style>
    <style:style style:name="P7" style:family="paragraph" style:parent-style-name="Standard">
      <loext:graphic-properties draw:fill-image-width="0cm" draw:fill-image-height="0cm"/>
      <style:paragraph-properties fo:line-height="100%" style:shadow="none"/>
      <style:text-properties style:font-name="Calibri" style:text-underline-style="none" officeooo:rsid="00279130" officeooo:paragraph-rsid="002ee4bc"/>
    </style:style>
    <style:style style:name="P8" style:family="paragraph" style:parent-style-name="Standard">
      <loext:graphic-properties draw:fill-image-width="0cm" draw:fill-image-height="0cm"/>
      <style:paragraph-properties fo:line-height="100%" style:shadow="none"/>
      <style:text-properties style:font-name="Calibri" style:text-underline-style="none" officeooo:rsid="00279130" officeooo:paragraph-rsid="00340bf6"/>
    </style:style>
    <style:style style:name="P9" style:family="paragraph" style:parent-style-name="Standard">
      <loext:graphic-properties draw:fill-image-width="0cm" draw:fill-image-height="0cm"/>
      <style:paragraph-properties fo:line-height="100%" style:shadow="none"/>
      <style:text-properties style:font-name="Calibri" style:text-underline-style="none" officeooo:rsid="00290c63" officeooo:paragraph-rsid="00290c63"/>
    </style:style>
    <style:style style:name="P10" style:family="paragraph" style:parent-style-name="Standard">
      <loext:graphic-properties draw:fill-image-width="0cm" draw:fill-image-height="0cm"/>
      <style:paragraph-properties fo:line-height="100%" style:shadow="none"/>
      <style:text-properties style:font-name="Calibri" style:text-underline-style="none" officeooo:rsid="002afe63" officeooo:paragraph-rsid="002afe63"/>
    </style:style>
    <style:style style:name="P11" style:family="paragraph" style:parent-style-name="Standard">
      <loext:graphic-properties draw:fill-image-width="0cm" draw:fill-image-height="0cm"/>
      <style:paragraph-properties fo:line-height="100%" style:shadow="none"/>
      <style:text-properties style:font-name="Calibri" style:text-underline-style="none" officeooo:rsid="002bcfda" officeooo:paragraph-rsid="002bcfda"/>
    </style:style>
    <style:style style:name="P12" style:family="paragraph" style:parent-style-name="Standard">
      <loext:graphic-properties draw:fill-image-width="0cm" draw:fill-image-height="0cm"/>
      <style:paragraph-properties fo:line-height="100%" style:shadow="none"/>
      <style:text-properties style:font-name="Calibri" style:text-underline-style="none" officeooo:rsid="002bcfda" officeooo:paragraph-rsid="002ee4bc"/>
    </style:style>
    <style:style style:name="P13" style:family="paragraph" style:parent-style-name="Standard">
      <loext:graphic-properties draw:fill-image-width="0cm" draw:fill-image-height="0cm"/>
      <style:paragraph-properties fo:line-height="100%" style:shadow="none"/>
      <style:text-properties style:font-name="Calibri" style:text-underline-style="none" officeooo:rsid="002cf8b2" officeooo:paragraph-rsid="002cf8b2"/>
    </style:style>
    <style:style style:name="P14" style:family="paragraph" style:parent-style-name="Standard">
      <loext:graphic-properties draw:fill-image-width="0cm" draw:fill-image-height="0cm"/>
      <style:paragraph-properties fo:line-height="100%" style:shadow="none"/>
      <style:text-properties style:font-name="Calibri" style:text-underline-style="none" fo:font-weight="bold" officeooo:rsid="00279130" officeooo:paragraph-rsid="00279130" style:font-weight-asian="bold" style:font-weight-complex="bold"/>
    </style:style>
    <style:style style:name="P15" style:family="paragraph" style:parent-style-name="Standard">
      <loext:graphic-properties draw:fill-image-width="0cm" draw:fill-image-height="0cm"/>
      <style:paragraph-properties fo:line-height="100%" style:shadow="none"/>
      <style:text-properties style:font-name="Calibri" style:text-underline-style="none" fo:font-weight="bold" officeooo:rsid="00279130" officeooo:paragraph-rsid="002ee4bc" style:font-weight-asian="bold" style:font-weight-complex="bold"/>
    </style:style>
    <style:style style:name="P16" style:family="paragraph" style:parent-style-name="Standard">
      <loext:graphic-properties draw:fill-image-width="0cm" draw:fill-image-height="0cm"/>
      <style:paragraph-properties fo:line-height="100%" style:shadow="none"/>
      <style:text-properties style:font-name="Calibri" style:text-underline-style="solid" style:text-underline-width="auto" style:text-underline-color="font-color" fo:font-weight="bold" officeooo:rsid="00279130" officeooo:paragraph-rsid="00279130" style:font-weight-asian="bold" style:font-weight-complex="bold"/>
    </style:style>
    <style:style style:name="P17" style:family="paragraph" style:parent-style-name="Text_20_body">
      <style:paragraph-properties fo:margin-left="0cm" fo:margin-right="0cm" fo:margin-top="0cm" fo:margin-bottom="0cm" loext:contextual-spacing="false" fo:text-indent="0cm" style:auto-text-indent="false"/>
      <style:text-properties style:font-name="Calibri"/>
    </style:style>
    <style:style style:name="P18" style:family="paragraph" style:parent-style-name="Text_20_body">
      <loext:graphic-properties draw:fill-image-width="0cm" draw:fill-image-height="0cm"/>
      <style:paragraph-properties fo:line-height="100%" style:shadow="none"/>
      <style:text-properties style:font-name="Calibri" style:text-underline-style="none" officeooo:rsid="00279130" officeooo:paragraph-rsid="00279130"/>
    </style:style>
    <style:style style:name="P19" style:family="paragraph" style:parent-style-name="Text_20_body">
      <loext:graphic-properties draw:fill-image-width="0cm" draw:fill-image-height="0cm"/>
      <style:paragraph-properties fo:line-height="100%" style:shadow="none"/>
      <style:text-properties style:font-name="Calibri" style:text-underline-style="none" officeooo:rsid="002cf8b2" officeooo:paragraph-rsid="002ee4bc"/>
    </style:style>
    <style:style style:name="P20" style:family="paragraph" style:parent-style-name="Text_20_body">
      <loext:graphic-properties draw:fill-image-width="0cm" draw:fill-image-height="0cm"/>
      <style:paragraph-properties fo:line-height="100%" style:shadow="none"/>
      <style:text-properties style:font-name="Calibri" style:text-underline-style="none" officeooo:rsid="00351a93" officeooo:paragraph-rsid="00351a93"/>
    </style:style>
    <style:style style:name="P21" style:family="paragraph" style:parent-style-name="Text_20_body">
      <loext:graphic-properties draw:fill-image-width="0cm" draw:fill-image-height="0cm"/>
      <style:paragraph-properties fo:line-height="100%" style:shadow="none"/>
      <style:text-properties style:font-name="Calibri" style:text-underline-style="none" officeooo:rsid="0037fbea" officeooo:paragraph-rsid="0037fbea"/>
    </style:style>
    <style:style style:name="P22" style:family="paragraph" style:parent-style-name="Text_20_body">
      <loext:graphic-properties draw:fill-image-width="0cm" draw:fill-image-height="0cm"/>
      <style:paragraph-properties fo:line-height="100%" style:shadow="none"/>
      <style:text-properties style:font-name="Calibri" style:text-underline-style="none" officeooo:rsid="0038012b" officeooo:paragraph-rsid="0038012b"/>
    </style:style>
    <style:style style:name="P23" style:family="paragraph" style:parent-style-name="Text_20_body">
      <loext:graphic-properties draw:fill-image-width="0cm" draw:fill-image-height="0cm"/>
      <style:paragraph-properties fo:line-height="100%" style:shadow="none"/>
      <style:text-properties style:font-name="Calibri" style:text-underline-style="none" officeooo:rsid="0038012b" officeooo:paragraph-rsid="003d82c8"/>
    </style:style>
    <style:style style:name="P24" style:family="paragraph" style:parent-style-name="Text_20_body">
      <loext:graphic-properties draw:fill-image-width="0cm" draw:fill-image-height="0cm"/>
      <style:paragraph-properties fo:line-height="100%" style:shadow="none"/>
      <style:text-properties style:font-name="Calibri" style:text-underline-style="none" officeooo:rsid="003c23bb" officeooo:paragraph-rsid="003c23bb"/>
    </style:style>
    <style:style style:name="P25" style:family="paragraph" style:parent-style-name="Text_20_body">
      <loext:graphic-properties draw:fill-image-width="0cm" draw:fill-image-height="0cm"/>
      <style:paragraph-properties fo:line-height="100%" style:shadow="none"/>
      <style:text-properties style:font-name="Calibri" style:text-underline-style="none" fo:font-weight="bold" officeooo:rsid="0038012b" officeooo:paragraph-rsid="0038012b" style:font-weight-asian="bold" style:font-weight-complex="bold"/>
    </style:style>
    <style:style style:name="P26" style:family="paragraph" style:parent-style-name="Text_20_body">
      <loext:graphic-properties draw:fill-image-width="0cm" draw:fill-image-height="0cm"/>
      <style:paragraph-properties fo:line-height="100%" style:shadow="none"/>
      <style:text-properties style:font-name="Calibri" style:text-underline-style="none" fo:font-weight="bold" officeooo:rsid="00351a93" officeooo:paragraph-rsid="00351a93" style:font-weight-asian="bold" style:font-weight-complex="bold"/>
    </style:style>
    <style:style style:name="P27" style:family="paragraph" style:parent-style-name="Text_20_body">
      <loext:graphic-properties draw:fill-image-width="0cm" draw:fill-image-height="0cm"/>
      <style:paragraph-properties fo:line-height="100%" style:shadow="none"/>
      <style:text-properties style:font-name="Calibri" style:text-underline-style="none" fo:font-weight="bold" officeooo:rsid="003d82c8" officeooo:paragraph-rsid="003d82c8" style:font-weight-asian="bold" style:font-weight-complex="bold"/>
    </style:style>
    <style:style style:name="P28" style:family="paragraph" style:parent-style-name="Text_20_body">
      <loext:graphic-properties draw:fill-image-width="0cm" draw:fill-image-height="0cm"/>
      <style:paragraph-properties fo:line-height="100%" style:shadow="none"/>
      <style:text-properties style:font-name="Calibri" style:text-underline-style="none" fo:font-weight="bold" officeooo:rsid="00451601" officeooo:paragraph-rsid="00451601" style:font-weight-asian="bold" style:font-weight-complex="bold"/>
    </style:style>
    <style:style style:name="P29" style:family="paragraph" style:parent-style-name="Text_20_body">
      <loext:graphic-properties draw:fill-image-width="0cm" draw:fill-image-height="0cm"/>
      <style:paragraph-properties fo:line-height="100%" style:shadow="none"/>
      <style:text-properties style:font-name="Calibri" style:text-underline-style="none" fo:font-weight="bold" officeooo:rsid="004b4a70" officeooo:paragraph-rsid="004b4a70" style:font-weight-asian="bold" style:font-weight-complex="bold"/>
    </style:style>
    <style:style style:name="P30" style:family="paragraph" style:parent-style-name="Text_20_body">
      <loext:graphic-properties draw:fill-image-width="0cm" draw:fill-image-height="0cm"/>
      <style:paragraph-properties fo:line-height="100%" style:shadow="none"/>
      <style:text-properties style:font-name="Calibri" style:text-underline-style="none" fo:font-weight="bold" officeooo:rsid="004ddf49" officeooo:paragraph-rsid="004ddf49" style:font-weight-asian="bold" style:font-weight-complex="bold"/>
    </style:style>
    <style:style style:name="P31" style:family="paragraph" style:parent-style-name="Text_20_body">
      <loext:graphic-properties draw:fill-image-width="0cm" draw:fill-image-height="0cm"/>
      <style:paragraph-properties fo:line-height="100%" style:shadow="none"/>
      <style:text-properties style:font-name="Calibri" style:text-underline-style="none" fo:font-weight="bold" officeooo:rsid="004ddf49" officeooo:paragraph-rsid="0050f2d8" style:font-weight-asian="bold" style:font-weight-complex="bold"/>
    </style:style>
    <style:style style:name="P32" style:family="paragraph" style:parent-style-name="Text_20_body">
      <loext:graphic-properties draw:fill-image-width="0cm" draw:fill-image-height="0cm"/>
      <style:paragraph-properties fo:line-height="100%" style:shadow="none"/>
      <style:text-properties style:font-name="Calibri" style:text-underline-style="none" fo:font-weight="bold" officeooo:rsid="0052817a" officeooo:paragraph-rsid="0052817a" style:font-weight-asian="bold" style:font-weight-complex="bold"/>
    </style:style>
    <style:style style:name="P33" style:family="paragraph" style:parent-style-name="Text_20_body">
      <loext:graphic-properties draw:fill-image-width="0cm" draw:fill-image-height="0cm"/>
      <style:paragraph-properties fo:line-height="100%" style:shadow="none"/>
      <style:text-properties style:font-name="Calibri" style:text-underline-style="none" fo:font-weight="bold" officeooo:rsid="005bf2aa" officeooo:paragraph-rsid="005bf2aa" style:font-weight-asian="bold" style:font-weight-complex="bold"/>
    </style:style>
    <style:style style:name="P34" style:family="paragraph" style:parent-style-name="Text_20_body">
      <loext:graphic-properties draw:fill-image-width="0cm" draw:fill-image-height="0cm"/>
      <style:paragraph-properties fo:line-height="100%" style:shadow="none"/>
      <style:text-properties style:font-name="Calibri" style:text-underline-style="none" fo:font-weight="bold" officeooo:rsid="005d6b8f" officeooo:paragraph-rsid="005d6b8f" style:font-weight-asian="bold" style:font-weight-complex="bold"/>
    </style:style>
    <style:style style:name="P35" style:family="paragraph" style:parent-style-name="Text_20_body">
      <loext:graphic-properties draw:fill-image-width="0cm" draw:fill-image-height="0cm"/>
      <style:paragraph-properties fo:line-height="100%" style:shadow="none"/>
      <style:text-properties style:font-name="Calibri" style:text-underline-style="none" fo:font-weight="bold" officeooo:rsid="005f24b7" officeooo:paragraph-rsid="005f24b7" style:font-weight-asian="bold" style:font-weight-complex="bold"/>
    </style:style>
    <style:style style:name="P36" style:family="paragraph" style:parent-style-name="Text_20_body">
      <loext:graphic-properties draw:fill-image-width="0cm" draw:fill-image-height="0cm"/>
      <style:paragraph-properties fo:line-height="100%" style:shadow="none"/>
      <style:text-properties style:font-name="Calibri" style:text-underline-style="none" fo:font-weight="bold" officeooo:rsid="006172ba" officeooo:paragraph-rsid="006172ba" style:font-weight-asian="bold" style:font-weight-complex="bold"/>
    </style:style>
    <style:style style:name="P37" style:family="paragraph" style:parent-style-name="Text_20_body">
      <loext:graphic-properties draw:fill-image-width="0cm" draw:fill-image-height="0cm"/>
      <style:paragraph-properties fo:line-height="100%" style:shadow="none"/>
      <style:text-properties style:font-name="Calibri" style:text-underline-style="none" fo:font-weight="bold" officeooo:rsid="0062e83f" officeooo:paragraph-rsid="0062e83f" style:font-weight-asian="bold" style:font-weight-complex="bold"/>
    </style:style>
    <style:style style:name="P38" style:family="paragraph" style:parent-style-name="Text_20_body">
      <loext:graphic-properties draw:fill-image-width="0cm" draw:fill-image-height="0cm"/>
      <style:paragraph-properties fo:line-height="100%" style:shadow="none"/>
      <style:text-properties style:font-name="Calibri" style:text-underline-style="none" officeooo:rsid="003d82c8" officeooo:paragraph-rsid="003d82c8"/>
    </style:style>
    <style:style style:name="P39" style:family="paragraph" style:parent-style-name="Text_20_body">
      <loext:graphic-properties draw:fill-image-width="0cm" draw:fill-image-height="0cm"/>
      <style:paragraph-properties fo:line-height="100%" style:shadow="none"/>
      <style:text-properties style:font-name="Calibri" style:text-underline-style="none" officeooo:rsid="003d82c8" officeooo:paragraph-rsid="0041a3a2"/>
    </style:style>
    <style:style style:name="P40" style:family="paragraph" style:parent-style-name="Text_20_body">
      <loext:graphic-properties draw:fill-image-width="0cm" draw:fill-image-height="0cm"/>
      <style:paragraph-properties fo:line-height="100%" style:shadow="none"/>
      <style:text-properties style:font-name="Calibri" style:text-underline-style="none" officeooo:rsid="0041a3a2" officeooo:paragraph-rsid="0041a3a2"/>
    </style:style>
    <style:style style:name="P41" style:family="paragraph" style:parent-style-name="Text_20_body">
      <loext:graphic-properties draw:fill-image-width="0cm" draw:fill-image-height="0cm"/>
      <style:paragraph-properties fo:line-height="100%" style:shadow="none"/>
      <style:text-properties style:font-name="Calibri" style:text-underline-style="none" officeooo:rsid="00451601" officeooo:paragraph-rsid="00451601"/>
    </style:style>
    <style:style style:name="P42" style:family="paragraph" style:parent-style-name="Text_20_body">
      <loext:graphic-properties draw:fill-image-width="0cm" draw:fill-image-height="0cm"/>
      <style:paragraph-properties fo:line-height="100%" style:shadow="none"/>
      <style:text-properties style:font-name="Calibri" style:text-underline-style="none" officeooo:rsid="00469a38" officeooo:paragraph-rsid="00469a38"/>
    </style:style>
    <style:style style:name="P43" style:family="paragraph" style:parent-style-name="Text_20_body">
      <loext:graphic-properties draw:fill-image-width="0cm" draw:fill-image-height="0cm"/>
      <style:paragraph-properties fo:line-height="100%" style:shadow="none"/>
      <style:text-properties style:font-name="Calibri" style:text-underline-style="none" officeooo:rsid="004b4a70" officeooo:paragraph-rsid="004b4a70"/>
    </style:style>
    <style:style style:name="P44" style:family="paragraph" style:parent-style-name="Text_20_body">
      <loext:graphic-properties draw:fill-image-width="0cm" draw:fill-image-height="0cm"/>
      <style:paragraph-properties fo:line-height="100%" style:shadow="none"/>
      <style:text-properties style:font-name="Calibri" style:text-underline-style="none" officeooo:rsid="004b4d7c" officeooo:paragraph-rsid="004b4d7c"/>
    </style:style>
    <style:style style:name="P45" style:family="paragraph" style:parent-style-name="Text_20_body">
      <loext:graphic-properties draw:fill-image-width="0cm" draw:fill-image-height="0cm"/>
      <style:paragraph-properties fo:line-height="100%" style:shadow="none"/>
      <style:text-properties style:font-name="Calibri" style:text-underline-style="none" officeooo:rsid="004d087c" officeooo:paragraph-rsid="004d087c"/>
    </style:style>
    <style:style style:name="P46" style:family="paragraph" style:parent-style-name="Text_20_body">
      <loext:graphic-properties draw:fill-image-width="0cm" draw:fill-image-height="0cm"/>
      <style:paragraph-properties fo:line-height="100%" style:shadow="none"/>
      <style:text-properties style:font-name="Calibri" style:text-underline-style="none" officeooo:rsid="004ddf49" officeooo:paragraph-rsid="004ddf49"/>
    </style:style>
    <style:style style:name="P47" style:family="paragraph" style:parent-style-name="Text_20_body">
      <loext:graphic-properties draw:fill-image-width="0cm" draw:fill-image-height="0cm"/>
      <style:paragraph-properties fo:line-height="100%" style:shadow="none"/>
      <style:text-properties style:font-name="Calibri" style:text-underline-style="none" officeooo:rsid="004ddf49" officeooo:paragraph-rsid="0050f2d8"/>
    </style:style>
    <style:style style:name="P48" style:family="paragraph" style:parent-style-name="Text_20_body">
      <loext:graphic-properties draw:fill-image-width="0cm" draw:fill-image-height="0cm"/>
      <style:paragraph-properties fo:line-height="100%" style:shadow="none"/>
      <style:text-properties style:font-name="Calibri" style:text-underline-style="none" officeooo:rsid="004f387d" officeooo:paragraph-rsid="004f387d"/>
    </style:style>
    <style:style style:name="P49" style:family="paragraph" style:parent-style-name="Text_20_body">
      <loext:graphic-properties draw:fill-image-width="0cm" draw:fill-image-height="0cm"/>
      <style:paragraph-properties fo:line-height="100%" style:shadow="none"/>
      <style:text-properties style:font-name="Calibri" style:text-underline-style="none" officeooo:rsid="004f387d" officeooo:paragraph-rsid="0050f2d8"/>
    </style:style>
    <style:style style:name="P50" style:family="paragraph" style:parent-style-name="Text_20_body">
      <loext:graphic-properties draw:fill-image-width="0cm" draw:fill-image-height="0cm"/>
      <style:paragraph-properties fo:line-height="100%" style:shadow="none"/>
      <style:text-properties style:font-name="Calibri" style:text-underline-style="none" officeooo:rsid="00505496" officeooo:paragraph-rsid="00505496"/>
    </style:style>
    <style:style style:name="P51" style:family="paragraph" style:parent-style-name="Text_20_body">
      <loext:graphic-properties draw:fill-image-width="0cm" draw:fill-image-height="0cm"/>
      <style:paragraph-properties fo:line-height="100%" style:shadow="none"/>
      <style:text-properties style:font-name="Calibri" style:text-underline-style="none" officeooo:rsid="005195a1" officeooo:paragraph-rsid="005195a1"/>
    </style:style>
    <style:style style:name="P52" style:family="paragraph" style:parent-style-name="Text_20_body">
      <loext:graphic-properties draw:fill-image-width="0cm" draw:fill-image-height="0cm"/>
      <style:paragraph-properties fo:line-height="100%" style:shadow="none"/>
      <style:text-properties style:font-name="Calibri" style:text-underline-style="none" officeooo:rsid="0052817a" officeooo:paragraph-rsid="0052817a"/>
    </style:style>
    <style:style style:name="P53" style:family="paragraph" style:parent-style-name="Text_20_body">
      <loext:graphic-properties draw:fill-image-width="0cm" draw:fill-image-height="0cm"/>
      <style:paragraph-properties fo:line-height="100%" style:shadow="none"/>
      <style:text-properties style:font-name="Calibri" style:text-underline-style="none" officeooo:rsid="00535fb6" officeooo:paragraph-rsid="00535fb6"/>
    </style:style>
    <style:style style:name="P54" style:family="paragraph" style:parent-style-name="Text_20_body">
      <loext:graphic-properties draw:fill-image-width="0cm" draw:fill-image-height="0cm"/>
      <style:paragraph-properties fo:line-height="100%" style:shadow="none"/>
      <style:text-properties style:font-name="Calibri" style:text-underline-style="none" officeooo:rsid="005a3994" officeooo:paragraph-rsid="005a3994"/>
    </style:style>
    <style:style style:name="P55" style:family="paragraph" style:parent-style-name="Text_20_body">
      <loext:graphic-properties draw:fill-image-width="0cm" draw:fill-image-height="0cm"/>
      <style:paragraph-properties fo:line-height="100%" style:shadow="none"/>
      <style:text-properties style:font-name="Calibri" style:text-underline-style="none" officeooo:rsid="005d6b8f" officeooo:paragraph-rsid="005d6b8f"/>
    </style:style>
    <style:style style:name="P56" style:family="paragraph" style:parent-style-name="Text_20_body">
      <loext:graphic-properties draw:fill-image-width="0cm" draw:fill-image-height="0cm"/>
      <style:paragraph-properties fo:line-height="100%" style:shadow="none"/>
      <style:text-properties style:font-name="Calibri" style:text-underline-style="none" officeooo:rsid="005d89d6" officeooo:paragraph-rsid="005d89d6"/>
    </style:style>
    <style:style style:name="P57" style:family="paragraph" style:parent-style-name="Text_20_body">
      <loext:graphic-properties draw:fill-image-width="0cm" draw:fill-image-height="0cm"/>
      <style:paragraph-properties fo:line-height="100%" style:shadow="none"/>
      <style:text-properties style:font-name="Calibri" style:text-underline-style="none" fo:font-weight="normal" officeooo:rsid="0052817a" officeooo:paragraph-rsid="0052817a" style:font-weight-asian="normal" style:font-weight-complex="normal"/>
    </style:style>
    <style:style style:name="P58" style:family="paragraph" style:parent-style-name="Text_20_body">
      <loext:graphic-properties draw:fill-image-width="0cm" draw:fill-image-height="0cm"/>
      <style:paragraph-properties fo:line-height="100%" style:shadow="none"/>
      <style:text-properties style:font-name="Calibri" style:text-underline-style="none" fo:font-weight="normal" officeooo:rsid="0054399a" officeooo:paragraph-rsid="0054399a" style:font-weight-asian="normal" style:font-weight-complex="normal"/>
    </style:style>
    <style:style style:name="P59" style:family="paragraph" style:parent-style-name="Text_20_body">
      <loext:graphic-properties draw:fill-image-width="0cm" draw:fill-image-height="0cm"/>
      <style:paragraph-properties fo:line-height="100%" style:shadow="none"/>
      <style:text-properties style:font-name="Calibri" style:text-underline-style="none" fo:font-weight="normal" officeooo:rsid="00564358" officeooo:paragraph-rsid="00564358" style:font-weight-asian="normal" style:font-weight-complex="normal"/>
    </style:style>
    <style:style style:name="P60" style:family="paragraph" style:parent-style-name="Text_20_body">
      <loext:graphic-properties draw:fill-image-width="0cm" draw:fill-image-height="0cm"/>
      <style:paragraph-properties fo:line-height="100%" style:shadow="none"/>
      <style:text-properties style:font-name="Calibri" style:text-underline-style="none" fo:font-weight="normal" officeooo:rsid="005bf2aa" officeooo:paragraph-rsid="005bf2aa" style:font-weight-asian="normal" style:font-weight-complex="normal"/>
    </style:style>
    <style:style style:name="P61" style:family="paragraph" style:parent-style-name="Text_20_body">
      <loext:graphic-properties draw:fill-image-width="0cm" draw:fill-image-height="0cm"/>
      <style:paragraph-properties fo:line-height="100%" style:shadow="none"/>
      <style:text-properties style:font-name="Calibri" style:text-underline-style="none" officeooo:rsid="005f24b7" officeooo:paragraph-rsid="005f24b7"/>
    </style:style>
    <style:style style:name="P62" style:family="paragraph" style:parent-style-name="Text_20_body">
      <loext:graphic-properties draw:fill-image-width="0cm" draw:fill-image-height="0cm"/>
      <style:paragraph-properties fo:line-height="100%" style:shadow="none"/>
      <style:text-properties style:font-name="Calibri" style:text-underline-style="none" officeooo:rsid="006073d0" officeooo:paragraph-rsid="006073d0"/>
    </style:style>
    <style:style style:name="P63" style:family="paragraph" style:parent-style-name="Text_20_body">
      <loext:graphic-properties draw:fill-image-width="0cm" draw:fill-image-height="0cm"/>
      <style:paragraph-properties fo:line-height="100%" style:shadow="none"/>
      <style:text-properties style:font-name="Calibri" style:text-underline-style="none" officeooo:rsid="006172ba" officeooo:paragraph-rsid="006172ba"/>
    </style:style>
    <style:style style:name="P64" style:family="paragraph" style:parent-style-name="Text_20_body">
      <loext:graphic-properties draw:fill-image-width="0cm" draw:fill-image-height="0cm"/>
      <style:paragraph-properties fo:line-height="100%" style:shadow="none"/>
      <style:text-properties style:font-name="Calibri" style:text-underline-style="none" officeooo:rsid="00628e07" officeooo:paragraph-rsid="00628e07"/>
    </style:style>
    <style:style style:name="P65" style:family="paragraph" style:parent-style-name="Text_20_body">
      <loext:graphic-properties draw:fill-image-width="0cm" draw:fill-image-height="0cm"/>
      <style:paragraph-properties fo:line-height="100%" style:shadow="none"/>
      <style:text-properties style:font-name="Calibri" style:text-underline-style="none" officeooo:rsid="0062e83f" officeooo:paragraph-rsid="0062e83f"/>
    </style:style>
    <style:style style:name="P66" style:family="paragraph" style:parent-style-name="Text_20_body">
      <loext:graphic-properties draw:fill-image-width="0cm" draw:fill-image-height="0cm"/>
      <style:paragraph-properties fo:line-height="100%" style:shadow="none"/>
      <style:text-properties style:font-name="Calibri" style:text-underline-style="none" officeooo:rsid="0064a203" officeooo:paragraph-rsid="0064a203"/>
    </style:style>
    <style:style style:name="P67" style:family="paragraph" style:parent-style-name="Text_20_body">
      <loext:graphic-properties draw:fill-image-width="0cm" draw:fill-image-height="0cm"/>
      <style:paragraph-properties fo:line-height="100%" style:shadow="none"/>
      <style:text-properties style:font-name="Calibri" officeooo:paragraph-rsid="00451601"/>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solid" style:text-underline-width="auto" style:text-underline-color="font-color" fo:font-weight="normal" style:font-weight-asian="normal" style:font-weight-complex="normal"/>
    </style:style>
    <style:style style:name="T3" style:family="text">
      <style:text-properties style:text-line-through-style="none" style:text-line-through-type="none" fo:font-weight="normal" style:font-weight-asian="normal" style:font-weight-complex="normal"/>
    </style:style>
    <style:style style:name="T4" style:family="text">
      <style:text-properties style:text-line-through-style="none" style:text-line-through-type="none" fo:font-weight="normal" officeooo:rsid="002ac35c" style:font-weight-asian="normal" style:font-weight-complex="normal"/>
    </style:style>
    <style:style style:name="T5" style:family="text">
      <style:text-properties style:text-line-through-style="none" style:text-line-through-type="none" fo:font-weight="normal" officeooo:rsid="00324953" style:font-weight-asian="normal" style:font-weight-complex="normal"/>
    </style:style>
    <style:style style:name="T6" style:family="text">
      <style:text-properties style:text-line-through-style="none" style:text-line-through-type="none" fo:font-weight="normal" officeooo:rsid="003a9acc" style:font-weight-asian="normal" style:font-weight-complex="normal"/>
    </style:style>
    <style:style style:name="T7" style:family="text">
      <style:text-properties style:text-line-through-style="none" style:text-line-through-type="none" fo:font-weight="normal" officeooo:rsid="0041a3a2" style:font-weight-asian="normal" style:font-weight-complex="normal"/>
    </style:style>
    <style:style style:name="T8" style:family="text">
      <style:text-properties style:text-line-through-style="none" style:text-line-through-type="none" officeooo:rsid="002f5e36"/>
    </style:style>
    <style:style style:name="T9" style:family="text">
      <style:text-properties style:text-line-through-style="none" style:text-line-through-type="none" fo:font-weight="bold" style:font-weight-asian="bold" style:font-weight-complex="bold"/>
    </style:style>
    <style:style style:name="T10" style:family="text">
      <style:text-properties style:text-line-through-style="none" style:text-line-through-type="none" officeooo:rsid="0051295d"/>
    </style:style>
    <style:style style:name="T11" style:family="text">
      <style:text-properties style:text-line-through-style="none" style:text-line-through-type="none" officeooo:rsid="005a219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i Sina Iklil</text:p>
      <text:p text:style-name="P2">01505118</text:p>
      <text:p text:style-name="P3">Dokumentation Computer Science Runner</text:p>
      <text:p text:style-name="P4"><text:span text:style-name="T2"/></text:p>
      <text:p text:style-name="P16"><text:span text:style-name="T1">Level 1:</text:span></text:p>
      <text:p text:style-name="P5"><text:span text:style-name="T3"/></text:p>
      <text:p text:style-name="P14"><text:span text:style-name="T1">InfoBrick 1:</text:span></text:p>
      <text:p text:style-name="P5"><text:span text:style-name="T3">Titel:</text:span></text:p>
      <text:p text:style-name="P9"><text:span text:style-name="T3">Herzlich Willkommen zu ComputerScienceRunner</text:span></text:p>
      <text:p text:style-name="P5"/>
      <text:p text:style-name="P5"><text:span text:style-name="T3">Beschreibung:</text:span></text:p>
      <text:p text:style-name="P18"><text:span text:style-name="T3">Hier kannst du spielerisch den Studienplan für den Bachelor und Master in Informatik durchspielen. Bei solchen Infokacheln findest du immer nützliche Informationen. Pass gut auf, denn am Ende jedes Semesters bzw. Levels, musst du 3 Fragen beantworten. Viel Spaß beim Spielen!</text:span></text:p>
      <text:p text:style-name="P5"><text:span text:style-name="T3"/></text:p>
      <text:p text:style-name="P5"><text:span text:style-name="T3"/></text:p>
      <text:p text:style-name="P14"><text:span text:style-name="T1">InfoBrick2:</text:span></text:p>
      <text:p text:style-name="P5"><text:span text:style-name="T3"/></text:p>
      <text:p text:style-name="P6"><text:span text:style-name="T3">Titel:</text:span><text:span text:style-name="T4"> </text:span></text:p>
      <text:p text:style-name="P6"><text:span text:style-name="T4">Ausprägungsfächer</text:span></text:p>
      <text:p text:style-name="P6"><text:span text:style-name="T4"/></text:p>
      <text:p text:style-name="P5"><text:span text:style-name="T3">Beschreibung:</text:span></text:p>
      <text:p text:style-name="P10"><text:span text:style-name="T3">Wie du vielleicht schon weißt, gibt es im Bachelor Informatik fünf Ausprägungsfächer. Unzwar gibt es Informatik Allgemein, Medieninformatik, Data Science, Medizininformatik und Scientific Computing. Aber keine Sorge, deine Entscheidung für ein Ausprägungsfach sollte idealerweise erst vor dem 4. Semester feststehen. Für mehr Informationen besuch die Webseite der Fakultät für Informatik.</text:span></text:p>
      <text:p text:style-name="P5"><text:span text:style-name="T3"/></text:p>
      <text:p text:style-name="P5"><text:span text:style-name="T3"/></text:p>
      <text:p text:style-name="P14"><text:span text:style-name="T1">InfoBrick3:</text:span></text:p>
      <text:p text:style-name="P5"><text:span text:style-name="T3"/></text:p>
      <text:p text:style-name="P5"><text:span text:style-name="T3">Titel:</text:span></text:p>
      <text:p text:style-name="P11"><text:span text:style-name="T3">Informatik und Recht</text:span></text:p>
      <text:p text:style-name="P11"><text:span text:style-name="T3"/></text:p>
      <text:p text:style-name="P5"><text:span text:style-name="T3">Beschreibung:</text:span></text:p>
      <text:p text:style-name="P13"><text:span text:style-name="T3">Bei dieser Lehrveranstaltung wird dir ein Überblick über jene Rechtsgebiete vermittelt, mit denen du im Berufsleben konfrontiert werden könntest. Studierende sollen im Zuge dieser LV in die Lage versetzt werden, rechtliche Probleme zu erkennen und gesetzeskonform zu handeln.</text:span></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5"><text:soft-page-break/><text:span text:style-name="T1">InfoBrick</text:span><text:span text:style-name="T8">4</text:span><text:span text:style-name="T1">:</text:span></text:p>
      <text:p text:style-name="P7"><text:span text:style-name="T3"/></text:p>
      <text:p text:style-name="P8"><text:span text:style-name="T3">Titel:</text:span><text:span text:style-name="T5"> </text:span></text:p>
      <text:p text:style-name="P8"><text:span text:style-name="T5">Theoretische Informatik</text:span></text:p>
      <text:p text:style-name="P12"><text:span text:style-name="T3"/></text:p>
      <text:p text:style-name="P7"><text:span text:style-name="T3">Beschreibung:</text:span></text:p>
      <text:p text:style-name="P19"><text:span text:style-name="T3">Hier lernst du die Grundlagen formaler Logik, die verschiedenen Arten von formalen Grammatiken und Automaten, die Zusammenhänge zwischen Grammatiken und Automaten (Chomsky-Hierarchie), und die Grundlagen der Berechenbarkeits- und Komplexitätstheorie.</text:span></text:p>
      <text:p text:style-name="P19"><text:span text:style-name="T3"/></text:p>
      <text:p text:style-name="P19"><text:span text:style-name="T3"/></text:p>
      <text:p text:style-name="P19"><text:span text:style-name="T3"/></text:p>
      <text:p text:style-name="P26"><text:span text:style-name="T1">InfoBrick5:</text:span></text:p>
      <text:p text:style-name="P20"><text:span text:style-name="T3"/></text:p>
      <text:p text:style-name="P20"><text:span text:style-name="T3">Titel:</text:span></text:p>
      <text:p text:style-name="P21"><text:span text:style-name="T3">Technische Grundlagen der Informatik</text:span></text:p>
      <text:p text:style-name="P20"><text:span text:style-name="T3"/></text:p>
      <text:p text:style-name="P20"><text:span text:style-name="T3">Beschreibung:</text:span></text:p>
      <text:p text:style-name="P20"><text:span text:style-name="T3">Hier lernst du die historische Entwicklung und die fundamentalen Konzepte sowie die technischen Grundlagen heutiger Rechner kennen. Im Rahmen dieser LV lernst du den grundsätzlichen Aufbau und die Funktionsweise von Digitalrechnern kennen.</text:span></text:p>
      <text:p text:style-name="P20"><text:span text:style-name="T3"/></text:p>
      <text:p text:style-name="P20"><text:span text:style-name="T3"/></text:p>
      <text:p text:style-name="P20"><text:span text:style-name="T3"/></text:p>
      <text:p text:style-name="P25"><text:span text:style-name="T1">InfoBrick 6:</text:span></text:p>
      <text:p text:style-name="P22"><text:span text:style-name="T3">Titel</text:span><text:span text:style-name="T6">:</text:span></text:p>
      <text:p text:style-name="P24"><text:span text:style-name="T6">Mathematische Grundlagen der Informatik 1</text:span></text:p>
      <text:p text:style-name="P22"><text:span text:style-name="T3"/></text:p>
      <text:p text:style-name="P23"><text:span text:style-name="T3">Beschreibung: </text:span></text:p>
      <text:p text:style-name="P23"><text:span text:style-name="T3">Zu Informatik gehört natürlich auch Mathematik dazu. In dieser LV werden Themen aus den Bereichen Mengenlehre, Arithmetik und Algebra, lineare Algebra und analytische Geometrie sowie diskrete Mathematik behandelt. Die Themen sollten dir von der Matura noch bekannt vorkommen.</text:span></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oft-page-break/><text:span text:style-name="T3"/></text:p>
      <text:p text:style-name="P27"><text:span text:style-name="T1">InfoBrick 7:</text:span></text:p>
      <text:p text:style-name="P39"><text:span text:style-name="T3">Titel:</text:span><text:span text:style-name="T7"> </text:span></text:p>
      <text:p text:style-name="P39"><text:span text:style-name="T7">Programmierung 1</text:span></text:p>
      <text:p text:style-name="P40"><text:span text:style-name="T7"/></text:p>
      <text:p text:style-name="P38"><text:span text:style-name="T3">Beschreibung:</text:span></text:p>
      <text:p text:style-name="P38"><text:span text:style-name="T3">Hier wirst du, wie der Name schon sagt, in das Themenfeld der Programmierung eingeführt. Dabei lernst du etwa die wichtigsten Grundbegriffe der imperativen und objektorientierten Programmierung. Im Zuge dessen wird die Programmiersprache C++ gelehrt.</text:span></text:p>
      <text:p text:style-name="P38"><text:span text:style-name="T3"/></text:p>
      <text:p text:style-name="P38"><text:span text:style-name="T3"/></text:p>
      <text:p text:style-name="P38"><text:span text:style-name="T3"/></text:p>
      <text:p text:style-name="P38"><text:span text:style-name="T3"/></text:p>
      <text:p text:style-name="P28"><text:span text:style-name="T1">Level 2:</text:span></text:p>
      <text:p text:style-name="P41"><text:span text:style-name="T3"/></text:p>
      <text:p text:style-name="P41"><text:span text:style-name="T9">InfoBrick 1:</text:span></text:p>
      <text:p text:style-name="P41"><text:span text:style-name="T3">Titel:</text:span></text:p>
      <text:p text:style-name="P42"><text:span text:style-name="T3">Modellierung</text:span></text:p>
      <text:p text:style-name="P42"><text:span text:style-name="T3"/></text:p>
      <text:p text:style-name="P41"><text:span text:style-name="T3">Beschreibung:</text:span></text:p>
      <text:p text:style-name="P67">Hier lernst du die wichtigsten Modellierungsmethoden für Datenbanksysteme, Informationssysteme und deren Anwendungen kennen. Im Rahmen dieser LV erwirbst du die Fähigkeit, die vermittelten Konzepte zu Modellierungstechniken zu verstehen und Modelle in beliebigen Anwendungsbereichen zu erstellen und zu analysieren. Konkret lernst du z.B. UML, ER und BPMN Modellierung.</text:p>
      <text:p text:style-name="P67"/>
      <text:p text:style-name="P41"><text:span text:style-name="T3"/></text:p>
      <text:p text:style-name="P38"><text:span text:style-name="T3"/></text:p>
      <text:p text:style-name="P38"/>
      <text:p text:style-name="P38"><text:span text:style-name="T3"/></text:p>
      <text:p text:style-name="P38"><text:span text:style-name="T3"/></text:p>
      <text:p text:style-name="P38"><text:span text:style-name="T3"/></text:p>
      <text:p text:style-name="P45"><text:span text:style-name="T3"/></text:p>
      <text:p text:style-name="P45"><text:span text:style-name="T3"/></text:p>
      <text:p text:style-name="P45"><text:span text:style-name="T3"/></text:p>
      <text:p text:style-name="P45"><text:soft-page-break/><text:span text:style-name="T3"/></text:p>
      <text:p text:style-name="P45"><text:span text:style-name="T3"/></text:p>
      <text:p text:style-name="P29"><text:span text:style-name="T1">InfoBrick 2:</text:span></text:p>
      <text:p text:style-name="P44"><text:span text:style-name="T3">Titel:</text:span></text:p>
      <text:p text:style-name="P50"><text:span text:style-name="T3">Informatik und Gesellschaft</text:span></text:p>
      <text:p text:style-name="P50"><text:span text:style-name="T3"/></text:p>
      <text:p text:style-name="P44"><text:span text:style-name="T3">Beschreibung:</text:span></text:p>
      <text:p text:style-name="P54"><text:span text:style-name="T3">Diese LV soll Studierende anregen, sich mit aktuellen und zukünftigen gesellschaftspolitischen Themen auseinanderzusetzen und deren Einfluss auf die Informatik einzuschätzen bzw. zu beurteilen.</text:span></text:p>
      <text:p text:style-name="P17">beurteilen.</text:p>
      <text:p text:style-name="P43"><text:span text:style-name="T3"/></text:p>
      <text:p text:style-name="P43"><text:span text:style-name="T3"/></text:p>
      <text:p text:style-name="P43"><text:span text:style-name="T3"/></text:p>
      <text:p text:style-name="P30"><text:span text:style-name="T1">InfoBrick 3:</text:span></text:p>
      <text:p text:style-name="P46"><text:span text:style-name="T3"/></text:p>
      <text:p text:style-name="P46"><text:span text:style-name="T3">Titel:</text:span></text:p>
      <text:p text:style-name="P48"><text:span text:style-name="T3">Algorithmen und Datenstrukturen</text:span></text:p>
      <text:p text:style-name="P48"><text:span text:style-name="T3"/></text:p>
      <text:p text:style-name="P46"><text:span text:style-name="T3">Beschreibung:</text:span></text:p>
      <text:p text:style-name="P46"><text:span text:style-name="T3">Hier lernt man die grundlegenden Datenstrukturen und Algorithmen, deren Eigenschaften und deren Eignung für konkrete Aufgabenstellungen. Außerdem lernt man das Laufzeit- und Speicherplatzverhalten von Algorithmen mittels Ordnungsnotation abschätzen.</text:span></text:p>
      <text:p text:style-name="P46"><text:span text:style-name="T3"/></text:p>
      <text:p text:style-name="P46"><text:span text:style-name="T3"/></text:p>
      <text:p text:style-name="P31"><text:span text:style-name="T1">InfoBrick </text:span><text:span text:style-name="T10">4</text:span><text:span text:style-name="T1">:</text:span></text:p>
      <text:p text:style-name="P47"><text:span text:style-name="T3"/></text:p>
      <text:p text:style-name="P47"><text:span text:style-name="T3">Titel:</text:span></text:p>
      <text:p text:style-name="P51"><text:span text:style-name="T3">Betriebssysteme</text:span></text:p>
      <text:p text:style-name="P49"><text:span text:style-name="T3"/></text:p>
      <text:p text:style-name="P47"><text:span text:style-name="T3">Beschreibung:</text:span></text:p>
      <text:p text:style-name="P47"><text:span text:style-name="T3"/></text:p>
      <text:p text:style-name="P47"><text:span text:style-name="T3">Hier lernen Studierende die wesentlichen Grundlagen für das Verständnis heutiger Betriebssysteme kennen, insbesondere hinsichtlich Prozessmanagement, Speichermanagement und Sicherheitsaspekte. Die erworbenen Kenntnisse werden dann auf praktische Fallbeispiele (exemplarisch für Linux und/oder Windows in der jeweiligen Version) angewendet.</text:span></text:p>
      <text:p text:style-name="P47"><text:soft-page-break/><text:span text:style-name="T3"/></text:p>
      <text:p text:style-name="P47"><text:span text:style-name="T3"/></text:p>
      <text:p text:style-name="P47"><text:span text:style-name="T3"/></text:p>
      <text:p text:style-name="P47"><text:span text:style-name="T3"/></text:p>
      <text:p text:style-name="P47"><text:span text:style-name="T3"/></text:p>
      <text:p text:style-name="P32"><text:span text:style-name="T1">InfoBrick 5:</text:span></text:p>
      <text:p text:style-name="P52"><text:span text:style-name="T3"/></text:p>
      <text:p text:style-name="P52"><text:span text:style-name="T3">Titel:</text:span></text:p>
      <text:p text:style-name="P53"><text:span text:style-name="T3">Mathematische Grundlagen der Informatik 2</text:span></text:p>
      <text:p text:style-name="P53"><text:span text:style-name="T3"/></text:p>
      <text:p text:style-name="P52"><text:span text:style-name="T3">Beschreibung:</text:span></text:p>
      <text:p text:style-name="P52"><text:span text:style-name="T3">Hier lernst du die Grundlagen der ein- und mehrdimensionalen Analysis und wie man diese Kenntnisse auf einfache Fragestellungen in Wirtschaft, Technik und Naturwissenschaften anwendet. Nach der LV bist du in der Lage, geeignete Softwarewerkzeuge zur Modellierung, grafischen Darstellung und Lösung von Fragestellungen effizient einzusetzen.</text:span></text:p>
      <text:p text:style-name="P57"><text:span text:style-name="T1"/></text:p>
      <text:p text:style-name="P57"><text:span text:style-name="T1"/></text:p>
      <text:p text:style-name="P57"><text:span text:style-name="T1"/></text:p>
      <text:p text:style-name="P58"><text:span text:style-name="T1">InfoBrick </text:span><text:span text:style-name="T11">6</text:span><text:span text:style-name="T1">:</text:span></text:p>
      <text:p text:style-name="P58"><text:span text:style-name="T1"/></text:p>
      <text:p text:style-name="P58"><text:span text:style-name="T1">Titel:</text:span></text:p>
      <text:p text:style-name="P59"><text:span text:style-name="T1">Programmierung 2</text:span></text:p>
      <text:p text:style-name="P59"><text:span text:style-name="T1"/></text:p>
      <text:p text:style-name="P58"><text:span text:style-name="T1">Beschreibung:</text:span></text:p>
      <text:p text:style-name="P58"><text:span text:style-name="T1">Hier lernt man fortgeschrittene Konzepte der imperativen und objektorientierten Entwicklung. Im Zuge der LV kannst du selbstständig Programmsysteme für komplexere Aufgabenstellungen in unterschiedlichen Sprachen implementieren. Außerdem beherrschst du dann die grundlegenden Techniken um derartige Programmsysteme zu testen und zu debuggen.</text:span></text:p>
      <text:p text:style-name="P58"><text:span text:style-name="T1"/></text:p>
      <text:p text:style-name="P58"><text:span text:style-name="T1"/></text:p>
      <text:p text:style-name="P58"><text:span text:style-name="T1"/></text:p>
      <text:p text:style-name="P58"><text:span text:style-name="T1"/></text:p>
      <text:p text:style-name="P58"><text:span text:style-name="T1"/></text:p>
      <text:p text:style-name="P58"><text:span text:style-name="T1"/></text:p>
      <text:p text:style-name="P58"><text:span text:style-name="T1"/></text:p>
      <text:p text:style-name="P58"><text:soft-page-break/><text:span text:style-name="T1"/></text:p>
      <text:p text:style-name="P60"><text:span text:style-name="T1">Level 3:</text:span></text:p>
      <text:p text:style-name="P60"><text:span text:style-name="T1"/></text:p>
      <text:p text:style-name="P33"><text:span text:style-name="T1">Info Brick 1:</text:span></text:p>
      <text:p text:style-name="P60"><text:span text:style-name="T1"/></text:p>
      <text:p text:style-name="P60"><text:span text:style-name="T1">Titel:</text:span></text:p>
      <text:p text:style-name="P60"><text:span text:style-name="T1">Projektmanagement</text:span></text:p>
      <text:p text:style-name="P60"><text:span text:style-name="T1"/></text:p>
      <text:p text:style-name="P60"><text:span text:style-name="T1">Beschreibung:</text:span></text:p>
      <text:p text:style-name="P60"><text:span text:style-name="T1">Hier lernst du wie man kleine, Informatik-nahe Projekte in Teams abwickelt, Planungstools anwendet, und wie man die durchlaufenen Prozesse sowohl von einer methodischen als auch zwischenmenschlichen Perspektive reflektiert.</text:span></text:p>
      <text:p text:style-name="P60"><text:span text:style-name="T1"/></text:p>
      <text:p text:style-name="P60"><text:span text:style-name="T1"/></text:p>
      <text:p text:style-name="P60"><text:span text:style-name="T1"/></text:p>
      <text:p text:style-name="P34"><text:span text:style-name="T1">Info Brick 2:</text:span></text:p>
      <text:p text:style-name="P55"><text:span text:style-name="T3"/></text:p>
      <text:p text:style-name="P55"><text:span text:style-name="T3">Titel:</text:span></text:p>
      <text:p text:style-name="P56"><text:span text:style-name="T3">Grundlagen der Intelligenten Systeme</text:span></text:p>
      <text:p text:style-name="P56"><text:span text:style-name="T3"/></text:p>
      <text:p text:style-name="P55"><text:span text:style-name="T3">Beschreibung:</text:span></text:p>
      <text:p text:style-name="P55"><text:span text:style-name="T3">Nach dieser LV sind Studierende befähigt, den Einsatz von Intelligent Systems für ein gegebenes Problem abzuwägen, die Grundlagen für entsprechende Repräsentationen zu kennen und auszuwählen und diese in einfachen Beispielen anwenden zu können.</text:span></text:p>
      <text:p text:style-name="P55"><text:span text:style-name="T3"/></text:p>
      <text:p text:style-name="P55"><text:span text:style-name="T3"/></text:p>
      <text:p text:style-name="P56"><text:span text:style-name="T9">Info Brick 3:</text:span></text:p>
      <text:p text:style-name="P56"><text:span text:style-name="T3">Titel:</text:span></text:p>
      <text:p text:style-name="P61"><text:span text:style-name="T3">Datenbanksysteme</text:span></text:p>
      <text:p text:style-name="P56"><text:span text:style-name="T3"/></text:p>
      <text:p text:style-name="P56"><text:span text:style-name="T3">Beschreibung:</text:span></text:p>
      <text:p text:style-name="P56"><text:span text:style-name="T3">Hier lernst du die grundlegenden Komponenten und Funktionsweisen von Datenbanksystemen, die theoretischen Grundlagen und praktischen Werkzeuge relationaler Datenbanken. In dieser LV werden die Studierenden auch mit der Datenbanksprache SQL vertraut gemacht.</text:span></text:p>
      <text:p text:style-name="P56"><text:span text:style-name="T3"/></text:p>
      <text:p text:style-name="P56"><text:soft-page-break/><text:span text:style-name="T3"/></text:p>
      <text:p text:style-name="P56"><text:span text:style-name="T3"/></text:p>
      <text:p text:style-name="P35"><text:span text:style-name="T1">Info Brick 4:</text:span></text:p>
      <text:p text:style-name="P61"><text:span text:style-name="T3"/></text:p>
      <text:p text:style-name="P61"><text:span text:style-name="T3">Titel:</text:span></text:p>
      <text:p text:style-name="P62"><text:span text:style-name="T3">Einführung in Numerical Computing</text:span></text:p>
      <text:p text:style-name="P62"><text:span text:style-name="T3"/></text:p>
      <text:p text:style-name="P61"><text:span text:style-name="T3">Beschreibung:</text:span></text:p>
      <text:p text:style-name="P61"><text:span text:style-name="T3">In dieser LV lernst du die Grundlagen der Gleitpunktarithmetik und deren Auswirkungen auf numerische Berechnungen am Computer kennen. Im Speziellen werden Themen wie lineare Gleichungssysteme, Interpolation, Extrapolation, Approximation, Regression, Integration, Differenzengleichungen und nichtlineare Gleichungen behandelt.</text:span></text:p>
      <text:p text:style-name="P61"><text:span text:style-name="T3"/></text:p>
      <text:p text:style-name="P61"><text:span text:style-name="T3"/></text:p>
      <text:p text:style-name="P61"><text:span text:style-name="T3"/></text:p>
      <text:p text:style-name="P61"><text:span text:style-name="T3"/></text:p>
      <text:p text:style-name="P36"><text:span text:style-name="T1">Info Brick 5:</text:span></text:p>
      <text:p text:style-name="P63"><text:span text:style-name="T3"/></text:p>
      <text:p text:style-name="P63"><text:span text:style-name="T3">Titel:</text:span></text:p>
      <text:p text:style-name="P64"><text:span text:style-name="T3">Einführende Statistik</text:span></text:p>
      <text:p text:style-name="P63"><text:span text:style-name="T3"/></text:p>
      <text:p text:style-name="P63"><text:span text:style-name="T3">Beschreibung:</text:span></text:p>
      <text:p text:style-name="P63"><text:span text:style-name="T3">In dieser LV lernt man statistische Basistechniken, grundlegende Konzepte der Wahrscheinlichkeitstheorie und der Inferenzstatistik. Nach der LV sollen Studierende in der Lage sein, moderne Softwarewerkzeuge für Analytik und Visualisierung zur Beantwortung datenanalytischer Fragestellungen erfolgreich anzuwenden.</text:span></text:p>
      <text:p text:style-name="P63"><text:span text:style-name="T3"/></text:p>
      <text:p text:style-name="P63"><text:span text:style-name="T3"/></text:p>
      <text:p text:style-name="P37"><text:span text:style-name="T1">Info Brick 6:</text:span></text:p>
      <text:p text:style-name="P65"><text:span text:style-name="T3">Titel:</text:span></text:p>
      <text:p text:style-name="P65"><text:span text:style-name="T3">Programmiersprachen und -konzepte</text:span></text:p>
      <text:p text:style-name="P65"><text:span text:style-name="T3"/></text:p>
      <text:p text:style-name="P65"><text:span text:style-name="T3">Beschreibung:</text:span></text:p>
      <text:p text:style-name="P66"><text:span text:style-name="T3">Nach Abschluss dieser LV kennst du die unterschiedlichen Paradigmen und Konzepte von Programmiersprachen und kannst informierte Entscheidungen beim Einsatz geeigneter Programmiermethoden treff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2T20:07:58.234000000</meta:creation-date>
    <dc:date>2020-01-22T23:36:41.729000000</dc:date>
    <meta:editing-duration>PT3H18M2S</meta:editing-duration>
    <meta:editing-cycles>81</meta:editing-cycles>
    <meta:generator>LibreOffice/5.1.5.2$Windows_x86 LibreOffice_project/7a864d8825610a8c07cfc3bc01dd4fce6a9447e5</meta:generator>
    <meta:document-statistic meta:table-count="0" meta:image-count="0" meta:object-count="0" meta:page-count="7" meta:paragraph-count="102" meta:word-count="808" meta:character-count="6523" meta:non-whitespace-character-count="5813"/>
  </office:meta>
</office:document-meta>
</file>